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1"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110"/>
    <style:style style:name="ce6" style:family="table-cell" style:parent-style-name="Default" style:data-style-name="N2"/>
    <style:style style:name="ce7" style:family="table-cell" style:parent-style-name="Default" style:data-style-name="N111"/>
    <style:style style:name="ce8" style:family="table-cell" style:parent-style-name="Default" style:data-style-name="N112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463.32" calcext:value-type="float">
            <text:p>135463.32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0149.49" calcext:value-type="float">
            <text:p>260149.49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411.43" calcext:value-type="float">
            <text:p>235411.4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192.71" calcext:value-type="float">
            <text:p>203192.71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715" calcext:value-type="float">
            <text:p>103715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8047.18" calcext:value-type="float">
            <text:p>168047.18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161.2" calcext:value-type="float">
            <text:p>69161.2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232.86" calcext:value-type="float">
            <text:p>73232.86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368.02" calcext:value-type="float">
            <text:p>35368.02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281.53" calcext:value-type="float">
            <text:p>98281.53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03.7" calcext:value-type="float">
            <text:p>27203.7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113.63" calcext:value-type="float">
            <text:p>41113.63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410.5" calcext:value-type="float">
            <text:p>47410.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52.58" calcext:value-type="float">
            <text:p>35852.58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967.75" calcext:value-type="float">
            <text:p>42967.75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71.64" calcext:value-type="float">
            <text:p>39271.64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458.39" calcext:value-type="float">
            <text:p>67458.39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42.52" calcext:value-type="float">
            <text:p>25442.5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217.5" calcext:value-type="float">
            <text:p>36217.5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285.54" calcext:value-type="float">
            <text:p>23285.54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670.53" calcext:value-type="float">
            <text:p>27670.53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77.48" calcext:value-type="float">
            <text:p>27277.48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719.57" calcext:value-type="float">
            <text:p>60719.57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693.73" calcext:value-type="float">
            <text:p>46693.73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126.53" calcext:value-type="float">
            <text:p>45126.53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24.68" calcext:value-type="float">
            <text:p>38924.68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367.49" calcext:value-type="float">
            <text:p>28367.49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596.97" calcext:value-type="float">
            <text:p>45596.9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997.93" calcext:value-type="float">
            <text:p>74997.93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090.07" calcext:value-type="float">
            <text:p>91090.07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471.45" calcext:value-type="float">
            <text:p>55471.45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948.59" calcext:value-type="float">
            <text:p>51948.59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064.23" calcext:value-type="float">
            <text:p>59064.23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945.65" calcext:value-type="float">
            <text:p>67945.65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692.76" calcext:value-type="float">
            <text:p>43692.76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555.62" calcext:value-type="float">
            <text:p>39555.62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529.87" calcext:value-type="float">
            <text:p>27529.87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830.44" calcext:value-type="float">
            <text:p>30830.44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833.23" calcext:value-type="float">
            <text:p>39833.23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859.12" calcext:value-type="float">
            <text:p>60859.12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919.28" calcext:value-type="float">
            <text:p>36919.28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302.6" calcext:value-type="float">
            <text:p>27302.6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7267.28" calcext:value-type="float">
            <text:p>67267.28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718.04" calcext:value-type="float">
            <text:p>71718.04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0249.63" calcext:value-type="float">
            <text:p>140249.6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351.82" calcext:value-type="float">
            <text:p>146351.82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911.67" calcext:value-type="float">
            <text:p>63911.67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275.03" calcext:value-type="float">
            <text:p>81275.03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507.85" calcext:value-type="float">
            <text:p>63507.85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506.74" calcext:value-type="float">
            <text:p>70506.74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951.7" calcext:value-type="float">
            <text:p>13951.7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029.97" calcext:value-type="float">
            <text:p>57029.97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30.79" calcext:value-type="float">
            <text:p>7330.79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44.78" calcext:value-type="float">
            <text:p>7044.78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852.72" calcext:value-type="float">
            <text:p>22852.72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519.6" calcext:value-type="float">
            <text:p>19519.6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973.56" calcext:value-type="float">
            <text:p>12973.56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049.25" calcext:value-type="float">
            <text:p>21049.25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96.54" calcext:value-type="float">
            <text:p>17596.54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244.8" calcext:value-type="float">
            <text:p>12244.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485.53" calcext:value-type="float">
            <text:p>17485.53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49.36" calcext:value-type="float">
            <text:p>9049.36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25.74" calcext:value-type="float">
            <text:p>10725.74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71.13" calcext:value-type="float">
            <text:p>17371.13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557.1" calcext:value-type="float">
            <text:p>24557.1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481.97" calcext:value-type="float">
            <text:p>38481.97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477.34" calcext:value-type="float">
            <text:p>20477.34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417.67" calcext:value-type="float">
            <text:p>29417.67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820.57" calcext:value-type="float">
            <text:p>24820.57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188.87" calcext:value-type="float">
            <text:p>24188.8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796.11" calcext:value-type="float">
            <text:p>41796.11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819.81" calcext:value-type="float">
            <text:p>40819.81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869.83" calcext:value-type="float">
            <text:p>51869.83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727.75" calcext:value-type="float">
            <text:p>43727.75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777.06" calcext:value-type="float">
            <text:p>45777.06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484.48" calcext:value-type="float">
            <text:p>46484.48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979.95" calcext:value-type="float">
            <text:p>47979.9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086.47" calcext:value-type="float">
            <text:p>42086.47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523.28" calcext:value-type="float">
            <text:p>39523.28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417.78" calcext:value-type="float">
            <text:p>30417.78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576.58" calcext:value-type="float">
            <text:p>22576.58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243.87" calcext:value-type="float">
            <text:p>53243.87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320.77" calcext:value-type="float">
            <text:p>27320.77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928.4" calcext:value-type="float">
            <text:p>33928.4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10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season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329" calcext:value-type="float">
            <text:p>0.2329</text:p>
          </table:table-cell>
          <table:table-cell table:formula="of:=1-[.A2]-[.B2]-[.D2]" office:value-type="float" office:value="0.4511" calcext:value-type="float">
            <text:p>0.4511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:.C2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795" calcext:value-type="float">
            <text:p>0.2795</text:p>
          </table:table-cell>
          <table:table-cell table:formula="of:=1-[.A3]-[.B3]-[.D3]" office:value-type="float" office:value="0.4045" calcext:value-type="float">
            <text:p>0.4045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:.C3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233" calcext:value-type="float">
            <text:p>0.3233</text:p>
          </table:table-cell>
          <table:table-cell table:formula="of:=1-[.A4]-[.B4]-[.D4]" office:value-type="float" office:value="0.3607" calcext:value-type="float">
            <text:p>0.3607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4:.C4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48" calcext:value-type="float">
            <text:p>0.2548</text:p>
          </table:table-cell>
          <table:table-cell table:formula="of:=1-[.A5]-[.B5]-[.D5]" office:value-type="float" office:value="0.4292" calcext:value-type="float">
            <text:p>0.4292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5:.C5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6]-[.B6]-[.D6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6:.C6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7]-[.B7]-[.D7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7:.C7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8]-[.B8]-[.D8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8:.C8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356" calcext:value-type="float">
            <text:p>0.2356</text:p>
          </table:table-cell>
          <table:table-cell table:formula="of:=1-[.A9]-[.B9]-[.D9]" office:value-type="float" office:value="0.4484" calcext:value-type="float">
            <text:p>0.44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9:.C9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table:formula="of:=1-[.A10]-[.B10]-[.D10]" office:value-type="float" office:value="0.444" calcext:value-type="float">
            <text:p>0.44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0:.C10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712" calcext:value-type="float">
            <text:p>0.2712</text:p>
          </table:table-cell>
          <table:table-cell table:formula="of:=1-[.A11]-[.B11]-[.D11]" office:value-type="float" office:value="0.4128" calcext:value-type="float">
            <text:p>0.4128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1:.C11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38" calcext:value-type="float">
            <text:p>0.2438</text:p>
          </table:table-cell>
          <table:table-cell table:formula="of:=1-[.A12]-[.B12]-[.D12]" office:value-type="float" office:value="0.4402" calcext:value-type="float">
            <text:p>0.4402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2:.C12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21" calcext:value-type="float">
            <text:p>0.2521</text:p>
          </table:table-cell>
          <table:table-cell table:formula="of:=1-[.A13]-[.B13]-[.D13]" office:value-type="float" office:value="0.4319" calcext:value-type="float">
            <text:p>0.4319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3:.C13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14]-[.B14]-[.D14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4:.C14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38" calcext:value-type="float">
            <text:p>0.2438</text:p>
          </table:table-cell>
          <table:table-cell table:formula="of:=1-[.A15]-[.B15]-[.D15]" office:value-type="float" office:value="0.4402" calcext:value-type="float">
            <text:p>0.4402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5:.C15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16]-[.B16]-[.D16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6:.C16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507" calcext:value-type="float">
            <text:p>0.3507</text:p>
          </table:table-cell>
          <table:table-cell table:formula="of:=1-[.A17]-[.B17]-[.D17]" office:value-type="float" office:value="0.3333" calcext:value-type="float">
            <text:p>0.3333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7:.C17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25" calcext:value-type="float">
            <text:p>0.3425</text:p>
          </table:table-cell>
          <table:table-cell table:formula="of:=1-[.A18]-[.B18]-[.D18]" office:value-type="float" office:value="0.3415" calcext:value-type="float">
            <text:p>0.3415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8:.C18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25" calcext:value-type="float">
            <text:p>0.3425</text:p>
          </table:table-cell>
          <table:table-cell table:formula="of:=1-[.A19]-[.B19]-[.D19]" office:value-type="float" office:value="0.3415" calcext:value-type="float">
            <text:p>0.3415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19:.C19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52" calcext:value-type="float">
            <text:p>0.3452</text:p>
          </table:table-cell>
          <table:table-cell table:formula="of:=1-[.A20]-[.B20]-[.D20]" office:value-type="float" office:value="0.3388" calcext:value-type="float">
            <text:p>0.3388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0:.C20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1]-[.B21]-[.D21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1:.C21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2]-[.B22]-[.D22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2:.C22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3]-[.B23]-[.D23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3:.C23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4]-[.B24]-[.D24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4:.C24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5]-[.B25]-[.D25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5:.C25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6]-[.B26]-[.D26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6:.C26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7]-[.B27]-[.D27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7:.C27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8]-[.B28]-[.D28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8:.C28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9]-[.B29]-[.D29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29:.C29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0]-[.B30]-[.D30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0:.C30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1]-[.B31]-[.D31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1:.C31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2]-[.B32]-[.D32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2:.C32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3]-[.B33]-[.D33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3:.C33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4]-[.B34]-[.D34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4:.C34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5]-[.B35]-[.D35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5:.C35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6]-[.B36]-[.D36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6:.C36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7]-[.B37]-[.D37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7:.C37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8]-[.B38]-[.D38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8:.C38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9]-[.B39]-[.D39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39:.C39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0]-[.B40]-[.D40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40:.C40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1]-[.B41]-[.D41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41:.C41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2]-[.B42]-[.D42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42:.C42])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3]-[.B43]-[.D43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9"/>
          <table:table-cell table:formula="of:=SUM([.A43:.C43])" office:value-type="float" office:value="0.694" calcext:value-type="float">
            <text:p>0.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8:27:19.794862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5-04T08:34:10.613659267</dc:date>
    <meta:editing-duration>PT3H4M14S</meta:editing-duration>
    <meta:editing-cycles>74</meta:editing-cycles>
    <meta:generator>LibreOffice/5.1.6.2$Linux_X86_64 LibreOffice_project/10m0$Build-2</meta:generator>
    <meta:document-statistic meta:table-count="10" meta:cell-count="12782" meta:object-count="0"/>
  </office:meta>
</office:document-meta>
</file>